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6.625cm"/>
    </style:style>
    <style:style style:name="Tabella5.B" style:family="table-column">
      <style:table-column-properties style:column-width="10.62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9pt" style:font-size-asian="9pt" style:font-size-complex="9pt"/>
    </style:style>
    <style:style style:name="P16"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9"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justify" style:justify-single-word="false" fo:orphans="2" fo:widows="2"/>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style:snap-to-layout-grid="false"/>
      <style:text-properties style:font-name="Arial" fo:font-size="11pt" style:font-size-asian="11pt" style:font-size-complex="11pt"/>
    </style:style>
    <style:style style:name="P27" style:family="paragraph" style:parent-style-name="Standard">
      <style:paragraph-properties fo:text-align="justify" style:justify-single-word="false"/>
      <style:text-properties style:font-name="Arial" fo:font-size="11pt" fo:font-style="italic" style:text-underline-style="none" fo:font-weight="bold" fo:background-color="transparent" style:font-size-asian="11pt" style:font-style-asian="italic" style:font-weight-asian="bold" style:font-size-complex="11pt" style:font-style-complex="italic" style:font-weight-complex="bold"/>
    </style:style>
    <style:style style:name="P28"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29"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3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31"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4"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6"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37"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38"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39" style:family="paragraph" style:parent-style-name="Normale">
      <style:text-properties style:font-name="Times New Roman" fo:font-size="10.5pt" style:font-size-asian="10.5pt" style:font-size-complex="10.5pt"/>
    </style:style>
    <style:style style:name="P4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1" style:family="paragraph" style:parent-style-name="Normale">
      <style:text-properties style:font-name="Arial" fo:font-size="10.5pt" style:font-size-asian="10.5pt" style:font-size-complex="10.5pt"/>
    </style:style>
    <style:style style:name="P42" style:family="paragraph" style:parent-style-name="Normale">
      <style:paragraph-properties fo:text-align="end" style:justify-single-word="false"/>
      <style:text-properties style:font-name="Arial"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7"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8"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49"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50"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51" style:family="paragraph" style:parent-style-name="Standard">
      <style:paragraph-properties fo:margin-left="0.635cm" fo:margin-right="0cm" fo:text-align="justify" style:justify-single-word="false" fo:text-indent="0cm" style:auto-text-indent="false"/>
      <style:text-properties style:font-name="Arial" fo:font-size="9pt" fo:font-weight="normal" style:font-size-asian="9pt" style:font-weight-asian="normal" style:font-size-complex="9pt"/>
    </style:style>
    <style:style style:name="P52" style:family="paragraph" style:parent-style-name="Text_20_body_20_indent">
      <style:text-properties style:font-name="Arial" fo:font-size="9pt" fo:font-weight="normal" style:font-size-asian="9pt" style:font-weight-asian="normal" style:font-size-complex="9pt"/>
    </style:style>
    <style:style style:name="P53"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54"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55" style:family="paragraph" style:parent-style-name="Heading_20_1">
      <style:text-properties style:font-name="Arial" fo:font-size="9pt" style:font-size-asian="9pt" style:font-name-complex="Times New Roman" style:font-size-complex="9pt"/>
    </style:style>
    <style:style style:name="P56" style:family="paragraph" style:parent-style-name="Heading_20_1">
      <style:text-properties style:font-name="Arial" fo:font-size="11pt" style:font-size-asian="11pt" style:font-size-complex="11pt"/>
    </style:style>
    <style:style style:name="P57"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58"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59" style:family="paragraph" style:parent-style-name="Standard" style:list-style-name="L1">
      <style:paragraph-properties fo:text-align="justify" style:justify-single-word="false"/>
      <style:text-properties style:font-name="Arial" fo:font-size="11pt" style:font-size-asian="11pt" style:font-size-complex="11pt"/>
    </style:style>
    <style:style style:name="P60"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61"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62"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63" style:family="paragraph" style:parent-style-name="Standard" style:list-style-name="L2">
      <style:paragraph-properties fo:text-align="justify" style:justify-single-word="false"/>
      <style:text-properties style:font-name="Arial" fo:font-size="11pt" style:font-size-asian="11pt" style:font-size-complex="11pt"/>
    </style:style>
    <style:style style:name="P64"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6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66" style:family="paragraph" style:parent-style-name="Standard">
      <style:paragraph-properties fo:text-align="justify" style:justify-single-word="false"/>
    </style:style>
    <style:style style:name="P67" style:family="paragraph" style:parent-style-name="Standard" style:list-style-name="L3">
      <style:paragraph-properties fo:text-align="justify" style:justify-single-word="false"/>
    </style:style>
    <style:style style:name="P68"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69"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style:font-name="Arial" fo:font-size="11pt" style:font-size-asian="11pt" style:font-size-complex="11pt"/>
    </style:style>
    <style:style style:name="P70"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T1" style:family="text">
      <style:text-properties fo:background-color="transparent"/>
    </style:style>
    <style:style style:name="T2" style:family="text">
      <style:text-properties fo:background-color="#ffff00"/>
    </style:style>
    <style:style style:name="T3" style:family="text">
      <style:text-properties fo:font-weight="bold" fo:background-color="#ffff00"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style:font-name="Times New Roman" fo:background-color="transparent"/>
    </style:style>
    <style:style style:name="T12"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1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9"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0"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1" style:family="text">
      <style:text-properties style:use-window-font-color="true" fo:font-weight="normal" style:font-weight-asian="normal" style:font-weight-complex="normal"/>
    </style:style>
    <style:style style:name="T22" style:family="text">
      <style:text-properties fo:background-color="#00ff00"/>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color="#800000" fo:font-weight="normal" style:font-weight-asian="normal" style:font-weight-complex="normal"/>
    </style:style>
    <style:style style:name="T26" style:family="text">
      <style:text-properties fo:color="#800000" fo:font-weight="normal" fo:background-color="#ffff00" style:font-weight-asian="normal" style:font-weight-complex="normal"/>
    </style:style>
    <style:style style:name="T27" style:family="text">
      <style:text-properties fo:background-color="#99ffff"/>
    </style:style>
    <style:style style:name="T28" style:family="text">
      <style:text-properties fo:font-size="9pt" style:text-underline-style="none" fo:background-color="#ffff00" style:font-size-asian="9pt" style:font-size-complex="9pt"/>
    </style:style>
    <style:style style:name="T29" style:family="text">
      <style:text-properties style:font-name="Arial" fo:font-size="10.5pt" fo:font-weight="bold" style:font-size-asian="10.5pt" style:font-weight-asian="bold" style:font-size-complex="10.5pt" style:font-weight-complex="bold"/>
    </style:style>
    <style:style style:name="T30" style:family="text">
      <style:text-properties style:font-name="Arial" fo:font-size="10.5pt" style:font-size-asian="10.5pt" style:font-size-complex="10.5pt"/>
    </style:style>
    <style:style style:name="T31" style:family="text">
      <style:text-properties style:font-name="Arial" fo:font-size="10.5pt" fo:background-color="#ffff00" style:font-size-asian="10.5pt" style:font-size-complex="10.5pt"/>
    </style:style>
    <style:style style:name="T32" style:family="text">
      <style:text-properties style:font-name="Arial" fo:font-size="10.5pt" fo:background-color="transparent" style:font-size-asian="10.5pt" style:font-size-complex="10.5pt"/>
    </style:style>
    <style:style style:name="T33" style:family="text">
      <style:text-properties style:font-name="Arial" fo:font-size="10pt" fo:font-weight="normal" fo:background-color="#ffff00" style:font-size-asian="10pt" style:font-weight-asian="normal" style:font-size-complex="10pt" style:font-weight-complex="normal"/>
    </style:style>
    <style:style style:name="T34" style:family="text">
      <style:text-properties style:font-name="Arial" fo:font-size="10pt" fo:font-weight="normal" fo:background-color="#ff9999" style:font-size-asian="10pt" style:font-weight-asian="normal" style:font-size-complex="10pt" style:font-weight-complex="normal"/>
    </style:style>
    <style:style style:name="T35"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Arial" fo:font-size="11pt" fo:font-style="italic" fo:font-weight="normal" fo:background-color="transparent" style:font-size-asian="11pt" style:font-style-asian="italic" style:font-weight-asian="normal" style:font-size-complex="11pt" style:font-weight-complex="normal"/>
    </style:style>
    <style:style style:name="T37"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8" style:family="text">
      <style:text-properties style:font-name="Arial" fo:font-size="11pt" fo:font-style="italic" fo:font-weight="normal" fo:background-color="#ffff00" style:font-size-asian="11pt" style:font-style-asian="italic" style:font-weight-asian="normal" style:font-size-complex="11pt" style:font-weight-complex="normal"/>
    </style:style>
    <style:style style:name="T39" style:family="text">
      <style:text-properties style:font-name="Arial" fo:font-size="11pt" style:font-size-asian="11pt" style:font-size-complex="11pt"/>
    </style:style>
    <style:style style:name="T40" style:family="text">
      <style:text-properties style:font-name="Arial" fo:font-size="11pt" fo:font-weight="bold" style:font-size-asian="11pt" style:font-weight-asian="bold" style:font-size-complex="11pt"/>
    </style:style>
    <style:style style:name="T41" style:family="text">
      <style:text-properties style:font-name="Arial" fo:font-size="11pt" fo:font-weight="bold" style:font-size-asian="11pt" style:font-weight-asian="bold" style:font-size-complex="11pt" style:font-weight-complex="bold"/>
    </style:style>
    <style:style style:name="T42" style:family="text">
      <style:text-properties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43" style:family="text">
      <style:text-properties style:font-name="Arial" fo:font-size="11pt" fo:font-weight="normal" fo:background-color="transparent" style:font-size-asian="11pt" style:font-weight-asian="normal" style:font-size-complex="11pt" style:font-weight-complex="normal"/>
    </style:style>
    <style:style style:name="T44"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5"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46"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47"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48" style:family="text">
      <style:text-properties fo:language="it" fo:country="IT" fo:font-weight="normal" fo:background-color="transparent" style:font-weight-asian="normal" style:font-name-complex="Times New Roman" style:font-weight-complex="normal"/>
    </style:style>
    <style:style style:name="T49" style:family="text">
      <style:text-properties fo:language="it" fo:country="IT" style:font-name-asian="Times New Roman" style:font-size-asian="11pt" style:font-name-complex="Times New Roman" style:font-size-complex="10pt" style:language-complex="ar" style:country-complex="SA"/>
    </style:style>
    <style:style style:name="T50"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4">RACCOMANDATA A.R al richiedente</text:p>
            <text:p text:style-name="P12">inviata a mezzo pec al tecnico</text:p>
            <text:p text:style-name="P13">oppure</text:p>
            <text:p text:style-name="P17"><text:span text:style-name="Car._20_predefinito_20_paragrafo"><text:span text:style-name="T28">inviata a mezzo pec al tecnico </text:span></text:span></text:p>
            <text:p text:style-name="P12">incaricato anche in qualità di </text:p>
            <text:p text:style-name="P12">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9">Da citare nella risposta:</text:span></text:span></text:p>
            <text:p text:style-name="Normale"><text:span text:style-name="Car._20_predefinito_20_paragrafo"><text:span text:style-name="T30">pratica <text:s/>[numero] - </text:span></text:span><text:span text:style-name="Car._20_predefinito_20_paragrafo"><text:span text:style-name="T31">sigla</text:span></text:span></text:p>
            <text:p text:style-name="Normale"><text:span text:style-name="Car._20_predefinito_20_paragrafo"><text:span text:style-name="T30"/></text:span></text:p>
            <text:p text:style-name="Normale"><text:span text:style-name="Car._20_predefinito_20_paragrafo"><text:span text:style-name="T32">classifica 06-03</text:span></text:span></text:p>
            <text:p text:style-name="Normale"><text:span text:style-name="Car._20_predefinito_20_paragrafo"><text:span text:style-name="T31">fascicolo: </text:span></text:span><text:span text:style-name="Car._20_predefinito_20_paragrafo"><text:span text:style-name="T33">[anno_fascicolo]</text:span></text:span><text:span text:style-name="Car._20_predefinito_20_paragrafo"><text:span text:style-name="T31"> /</text:span></text:span><text:span text:style-name="Car._20_predefinito_20_paragrafo"><text:span text:style-name="T33">[fascicolo].[sub_fascicolo] </text:span></text:span><text:span text:style-name="Car._20_predefinito_20_paragrafo"><text:span text:style-name="T34">eliminare x la lettera su prisma</text:span></text:span></text:p>
          </table:table-cell>
          <table:table-cell table:style-name="Tabella6.A1" office:value-type="string">
            <text:p text:style-name="P42"/>
          </table:table-cell>
          <table:table-cell table:style-name="Tabella6.A1" office:value-type="string">
            <text:p text:style-name="P43">Al Sig. [richiedenti.nominativo;block=tbs:row;]</text:p>
            <text:p text:style-name="P43">[richiedenti.indirizzo]</text:p>
            <text:p text:style-name="P43">[richiedenti.cap] [richiedenti.comune] ([richiedenti.prov])</text:p>
            <text:p text:style-name="P43">in qualità di [richiedenti.titolo]</text:p>
            <text:p text:style-name="P43">della [richiedenti.ragsoc]</text:p>
            <text:p text:style-name="P43">[richiedenti.sede]</text:p>
            <text:p text:style-name="P43">[richiedenti.capd] [richiedenti.comuned] ([richiedenti.provd])</text:p>
            <text:p text:style-name="P18">[richiedenti.pec]</text:p>
            <text:p text:style-name="P43"/>
          </table:table-cell>
        </table:table-row>
        <table:table-row>
          <table:table-cell table:style-name="Tabella6.A1" office:value-type="string">
            <text:p text:style-name="P41">Allegati: //</text:p>
          </table:table-cell>
          <table:table-cell table:style-name="Tabella6.A1" office:value-type="string">
            <text:p text:style-name="P42"/>
          </table:table-cell>
          <table:table-cell table:style-name="Tabella6.A1" office:value-type="string">
            <text:p text:style-name="P43">[progettisti.nominativo;block=tbs:row;]</text:p>
            <text:p text:style-name="P43">[progettisti.indirizzo]</text:p>
            <text:p text:style-name="P40"><text:span text:style-name="Car._20_predefinito_20_paragrafo"><text:span text:style-name="T30">[progettisti.cap] [progettisti.comune] ([progettisti.prov])</text:span></text:span></text:p>
            <text:p text:style-name="P40"><text:span text:style-name="Car._20_predefinito_20_paragrafo"><text:span text:style-name="T30">[progettisti.pec]</text:span></text:span></text:p>
            <text:p text:style-name="P40"><text:span text:style-name="Car._20_predefinito_20_paragrafo"><text:span text:style-name="T30"/></text:span></text:p>
          </table:table-cell>
        </table:table-row>
      </table:table>
      <text:p text:style-name="P39"/>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20">[tipo_pratica] <text:span text:style-name="T2">ai sensi dell'art …..... della L.R. n. 16/08 </text:span><text:span text:style-name="T27">del D.P.R. 380/01 </text:span><text:s/>presentata in data [data_presentazione] e recepita agli atti al prot. n° [protocollo] del [data_protocollo] relativa a [oggetto] presso [ubicazione]. - </text:p>
          </table:table-cell>
        </table:table-row>
      </table:table>
      <text:p text:style-name="P44"/>
      <text:p text:style-name="P45"/>
      <text:p text:style-name="P30"><text:span text:style-name="T11"><text:tab/></text:span><text:span text:style-name="T43">Con riferimento alla sopra richiamata istanza, si comunica che la Commissione Edilizia, ha esaminato, nella seduta del [data_rilascio_ce], il progetto allegato all’istanza indicata in oggetto esprimendo il seguente parere “</text:span><text:span text:style-name="T36"> </text:span><text:span text:style-name="T38">favorevole/contrario</text:span><text:span text:style-name="T43"> </text:span><text:span text:style-name="T37">[prescrizioni_ce]</text:span><text:span text:style-name="T43">.”</text:span></text:p>
      <text:p text:style-name="P24"><text:tab/><text:span text:style-name="T25">Per il prosieguo della stessa occorre provvedere, entro 30 giorni dal ricevimento della presente, a trasmettere </text:span><text:span text:style-name="T26">una ulteriore copia completa del progetto </text:span><text:span text:style-name="T25">corredata da specifico computo metrico delle opere oggetto della sanatoria in argomento al fine di consentire l'inoltro di tale documentazione all'Agenzia del Territorio, così come disposto dal comma 5 dell'art.43 della L.R. 16/08 e s.m.i., per la determinazione dell'aumento di valore ai fini della determinazione dell'importo della sanzione dovuta.</text:span></text:p>
      <text:p text:style-name="P24"><text:span text:style-name="T8"><text:tab/></text:span><text:span text:style-name="T8">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9">€ <text:s text:c="4"/></text:span><text:span text:style-name="T8"><text:s text:c="2"/>a titolo di oblazione ai sensi dell’art. 36 del D.P.R.380/01 e s.m.i.. </text:span><text:span text:style-name="T8">da versarsi sul c/c bancario del Comune di Savona <text:s/>n° </text:span><text:span text:style-name="T45">2597290</text:span><text:span text:style-name="T8"> (codice IBAN </text:span><text:span text:style-name="T45">IT91 Y061 7510 6100 0000 2597290</text:span><text:span text:style-name="T8">) acceso presso la </text:span><text:span text:style-name="T48">Banca Carige Spa</text:span><text:span text:style-name="T8"> oppure su c/c postale n. 13298179 intestato a Comune di Savona Servizio di Tesoreria, indicando come causale </text:span><text:span text:style-name="T6">“Settore 4 - oblazione per opere in via......”</text:span><text:span text:style-name="T8"> ; </text:span><text:span text:style-name="T8">la ricevuta del versamento dovrà essere trasmessa all’ufficio scrivente </text:span><text:span text:style-name="T8">anche mediante il portale </text:span><text:soft-page-break/><text:span text:style-name="T8">IOL </text:span><text:span text:style-name="T21">come integrazione alla pratica </text:span><text:span text:style-name="T16">[protocollo]</text:span><text:span text:style-name="T8"> . In difetto, la procedura di regolarizzazione non potrà essere perfezionata e troveranno applicazione le sanzioni di legge c) produca la seguente documentazione integrativa:</text:span></text:p>
      <text:list xml:id="list5775896996716053418" text:style-name="L1">
        <text:list-item>
          <text:p text:style-name="P59">ricevuta dell’avvenuta compilazione modello ISTAT su il sito https://indata.istat.it/pdc/ e copia della relativa ricevuta; </text:p>
        </text:list-item>
        <text:list-item>
          <text:p text:style-name="P60"><text:span text:style-name="T46">specifico ALLEGATO TECNICO redatto ai sensi dell'art. 5.2 <text:s/>- punto A2) <text:s/></text:span><text:span text:style-name="T47">(EAn)</text:span><text:span text:style-name="T46"> o 6.2 </text:span><text:span text:style-name="T47">(Ep An) </text:span><text:span text:style-name="T46">dell'Elaborato St3 del vigente PUC;</text:span></text:p>
        </text:list-item>
        <text:list-item>
          <text:p text:style-name="P64">atto unilaterale d'obbligo e annesso schema di convenzione; <text:s/>per la definizione di tale atto potrà essere preso contatto con l’ufficio scrivente.</text:p>
        </text:list-item>
        <text:list-item>
          <text:p text:style-name="P61">bozza dell'atto di asservimento dei terreni;</text:p>
        </text:list-item>
        <text:list-item>
          <text:p text:style-name="P60"><text:span text:style-name="T8">computo della superficie di riferimento, come definita dalla legge regionale 7/4/1995 n. 25 recentemente modificata dalla L.R. 17/15, ai fini dell’applicazione del contributo di costruzione dovuto per l’intervento, </text:span><text:span text:style-name="T8">mediante schema grafico (il parametro dimensionale cui fare riferimento per l'applicazione del contributo è costituito dalla superficie utile così come definita (SU) nel Regolamento Edilizio Tipo e nei provvedimenti emanati in sua attuazione ossia </text:span><text:span text:style-name="T6">“Superficie di pavimento degli spazi di un edificio</text:span><text:span text:style-name="T8"> </text:span><text:span text:style-name="T6">misurata al netto della superficie accessoria e di murature, pilastri, tramezzi, sguinci e vani di porte e finestre” </text:span><text:span text:style-name="T23">si rammenta che </text:span><text:span text:style-name="T24">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60">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1">Per la definizione di tale atto potrà essere preso contatto con l’ufficio scrivente.</text:p>
      <text:p text:style-name="P53">Detto contributo è stato quantificato in € ………./mq. relativamente all’area a parcheggio) e € <text:s text:c="6"/>………./mq relativamente all’area a verde.</text:p>
      <text:p text:style-name="P31"/>
      <text:list xml:id="list880679313539744271" text:style-name="L2">
        <text:list-item>
          <text:p text:style-name="P62"><text:span text:style-name="T2">(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text:soft-page-break/>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62">autorizzazione rilasciata ai sensi della Legge Regionale n. 4 del 22.01.1999 <text:span text:style-name="T22">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63">documentazione di impatto acustico/clima acustico, ai sensi della L. 447/95, della L.R. 12/98 e della deliberazione di G.R. n. 534/99.</text:p>
        </text:list-item>
      </text:list>
      <text:p text:style-name="P65"/>
      <text:p text:style-name="P66"><text:span text:style-name="Hyperlink"><text:span text:style-name="T18"><text:tab/>Inoltre essendo previsti </text:span></text:span><text:span text:style-name="Hyperlink"><text:span text:style-name="T19">movimenti terra</text:span></text:span><text:span text:style-name="Hyperlink"><text:span text:style-name="T18"> occorre trasmettere:</text:span></text:span></text:p>
      <text:p text:style-name="P66"><text:span text:style-name="Hyperlink"><text:span text:style-name="T18"/></text:span></text:p>
      <text:list xml:id="list3745012468751696205" text:style-name="L3">
        <text:list-item>
          <text:p text:style-name="P67"><text:span text:style-name="Hyperlink"><text:span text:style-name="T18">elaborato progettuale con la rappresentazione e il calcolo dei volumi di sterro e di riporto (solo se sono previsti dei riporti di terreno)</text:span></text:span></text:p>
        </text:list-item>
        <text:list-item>
          <text:p text:style-name="P67"><text:span text:style-name="Hyperlink"><text:span text:style-name="T18">planimetria con l'indicazione della regimentazione delle acque meteoriche</text:span></text:span></text:p>
        </text:list-item>
        <text:list-item>
          <text:p text:style-name="P58"><text:span text:style-name="Hyperlink"><text:span text:style-name="T18">specifica dichiarazione in ordine agli adempimenti da svolgere a norma di legge <text:s/>per lo smaltimento/riutilizzo delle terre e rocce da scavo </text:span></text:span><text:span text:style-name="Car._20_predefinito_20_paragrafo"><text:span text:style-name="T20">(</text:span></text:span><text:span text:style-name="Car._20_predefinito_20_paragrafo"><text:span text:style-name="T14">vedasi modello </text:span></text:span><text:span text:style-name="Car._20_predefinito_20_paragrafo"><text:span text:style-name="T15">“Dichiarazione terre e rocce da scavo”</text:span></text:span><text:span text:style-name="Car._20_predefinito_20_paragrafo"><text:span text:style-name="T14"> predisposto dal Settore scaricabile dal sito internet </text:span></text:span><text:a xlink:type="simple" xlink:href="http://www.comune.savona.it/" text:style-name="Internet_20_link" text:visited-style-name="Visited_20_Internet_20_Link"><text:span text:style-name="Hyperlink"><text:span text:style-name="T44">www.comune.savona.it</text:span></text:span></text:a><text:span text:style-name="Hyperlink"><text:span text:style-name="T44">)</text:span></text:span></text:p>
        </text:list-item>
      </text:list>
      <text:p text:style-name="P70"/>
      <text:p text:style-name="P70"><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4121167355401574080" text:style-name="L4">
        <text:list-item>
          <text:p text:style-name="P54">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54"><text:span text:style-name="T49">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p>
        </text:list-item>
      </text:list>
      <text:p text:style-name="P31"/>
      <text:p text:style-name="P31"><text:tab/>Con riferimento all’istanza, relativa alla rateizzazione degli oneri di costruzione afferenti l’intervento in oggetto, si comunica che l’importo degli stessi risulta essere di complessive [oneri_totale],</text:p>
      <text:p text:style-name="P31"><text:s text:c="14"/>Detto importo è rateizzabile in quattro rate semestrali. Le rate dovranno essere corrisposte entro il termine e secondo le modalità indicate nella comunicazione di avvenuto rilascio del Permesso di costruire.</text:p>
      <text:p text:style-name="P31"><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2"><text:span text:style-name="T1"><text:tab/></text:span><text:span text:style-name="T10">L'ufficio resta a disposizione per eventuali chiarimenti.<text:tab/></text:span></text:p>
      <text:p text:style-name="P32"><text:tab/></text:p>
      <text:p text:style-name="P32"><text:tab/><text:span text:style-name="T1">Si comunica che sino all’avvenuta acquisizione di quanto sopra richiesto, i termini di cui ….......... restano interrotti.</text:span></text:p>
      <text:p text:style-name="P32"/>
      <text:p text:style-name="P32"><text:span text:style-name="T2">(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24"><text:soft-page-break/><text:span text:style-name="T3">(in caso di sanatoria)</text:span><text:span text:style-name="T4"> Quanto richiesto dovrà essere </text:span><text:span text:style-name="T50">trasmesso entro e non oltre 30 giorni</text:span><text:span text:style-name="T4"> dal ricevimento della presente, in difetto si procederà a termini di legge.</text:span></text:p>
      <text:p text:style-name="P28">(Solo nel caso in cui venga richiesta la sanzione o calcolati gli oneri ) scrivere)</text:p>
      <text:p text:style-name="P29">Avverso il presente provvedimento può essere opposto ricorso davanti al competente T.A.R. entro 60 giorni dal ricevimento della presente ovvero ricorso straordinario al Capo dello Stato entro 120 giorni dalla stessa data.</text:p>
      <text:p text:style-name="P38"/>
      <text:p text:style-name="P47"/>
      <text:p text:style-name="P46">Distinti saluti.</text:p>
      <text:p text:style-name="P46"/>
      <table:table table:name="Tabella5" table:style-name="Tabella5">
        <table:table-column table:style-name="Tabella5.A"/>
        <table:table-column table:style-name="Tabella5.B"/>
        <table:table-row table:style-name="Tabella5.1">
          <table:table-cell table:style-name="Tabella5.A1" office:value-type="string">
            <text:p text:style-name="P25"/>
          </table:table-cell>
          <table:table-cell table:style-name="Tabella5.A1" office:value-type="string">
            <text:p text:style-name="P21">Il responsabile del Servizio Edilizia Privata</text:p>
            <text:p text:style-name="P21">[responsabile_procedimento] </text:p>
            <text:p text:style-name="P21"/>
          </table:table-cell>
        </table:table-row>
        <table:table-row table:style-name="Tabella5.1">
          <table:table-cell table:style-name="Tabella5.A1" office:value-type="string">
            <text:p text:style-name="P26"/>
          </table:table-cell>
          <table:table-cell table:style-name="Tabella5.A1" office:value-type="string">
            <text:p text:style-name="P25">Il Dirigente</text:p>
            <text:p text:style-name="P25">Arch. Giovanna Macario</text:p>
          </table:table-cell>
        </table:table-row>
      </table:table>
      <text:p text:style-name="P46"/>
      <text:p text:style-name="P37">Istruttore della pratica <text:span text:style-name="T8">[istruttore_tecnico] </text:span><text:span text:style-name="T9">Tel. 019 -8310 ----</text:span></text:p>
      <text:p text:style-name="P50"/>
      <text:p text:style-name="P50"/>
      <text:h text:style-name="P55" text:outline-level="1">Informativa ai sensi dell’articolo 13 del D.Lgs 30 giugno 2003 n.196</text:h>
      <text:p text:style-name="P49"/>
      <text:p text:style-name="P34">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15"/>
      <text:p text:style-name="P33">Finalità del trattamento.</text:p>
      <text:p text:style-name="P34">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16"/>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34">Gli stessi dati possono altresì essere comunicati a privati o enti pubblici economici qualora ciò sia previsto da una norma di legge o di regolamento.</text:p>
      <text:p text:style-name="P52"/>
      <text:p text:style-name="P36">Dati personali.</text:p>
      <text:p text:style-name="P34">I dati richiesti devono essere indicati obbligatoriamente onde rendere possibile le verifiche sulla pratica edilizia.</text:p>
      <text:p text:style-name="P34">Il rifiuto di fornire i dati richiesti comporterà l’impossibilità di rendere efficace la Sua pratica.</text:p>
      <text:p text:style-name="P52"/>
      <text:p text:style-name="P36">Modalità di trattamento.</text:p>
      <text:p text:style-name="P34">I dati verranno trattati con modalità prevalentemente informatizzate e con logiche pienamente rispondenti alle finalità da perseguire anche mediante:</text:p>
      <text:p text:style-name="P34">Verifiche dei dati esposti nella domanda e documentazione allegata con altri dati in possesso del Comune di Savona;</text:p>
      <text:p text:style-name="P34">Verifiche dei dati contenuti nella domanda e nella documentazione allegata con i dati in possesso di altri organismi.</text:p>
      <text:p text:style-name="P52"/>
      <text:p text:style-name="P36">Titolari del trattamento.</text:p>
      <text:p text:style-name="P35"><text:span text:style-name="T7">Il Comune di Savona assume la qualifica </text:span><text:span text:style-name="T5">di titolare del trattamento dei dati personali</text:span><text:span text:style-name="T7">.</text:span></text:p>
      <text:p text:style-name="P34">Il responsabile del trattamento dei dati personali è il Direttore del Settore Pianificazione Territoriale e Sistemi Informativi Arch. Giovanna Macario.</text:p>
      <text:p text:style-name="P52"/>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2"/>
      <text:p text:style-name="P36">Consenso.</text:p>
      <text:p text:style-name="P34"><text:soft-page-break/>Il Comune di Savona, in quanto soggetto pubblico, non deve acquisire il consenso degli interessati per poter trattare i loro dati personali.</text:p>
      <text:p text:style-name="P52"/>
      <text:p text:style-name="P51"/>
      <text:p text:style-name="P27"/>
      <text:p text:style-name="P22"/>
      <text:p text:style-name="P50"/>
      <text:p text:style-name="P50"/>
      <text:p text:style-name="P50"/>
      <text:h text:style-name="P5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1">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0T16:37:28.14</dc:date>
    <meta:print-date>2013-02-20T09:35:00</meta:print-date>
    <meta:editing-cycles>54</meta:editing-cycles>
    <meta:editing-duration>PT5H24M40S</meta:editing-duration>
    <meta:generator>OpenOffice/4.1.0$Win32 OpenOffice.org_project/410m18$Build-9764</meta:generator>
    <meta:document-statistic meta:table-count="5" meta:image-count="1" meta:object-count="0" meta:page-count="5" meta:paragraph-count="98" meta:word-count="2007" meta:character-count="14248"/>
  </office:meta>
</office:document-meta>
</file>